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6.735cm"/>
    </style:style>
    <style:style style:name="gr4" style:family="graphic" style:parent-style-name="standard">
      <style:graphic-properties draw:stroke="none" svg:stroke-color="#000000" draw:fill="none" draw:fill-color="#ffffff" fo:min-height="1.1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64cm" svg:x2="0.1cm" svg:y2="11.53cm">
          <text:p/>
        </draw:line>
        <draw:frame draw:style-name="gr3" draw:text-style-name="P5" draw:layer="layout" svg:width="5.08cm" svg:height="6.985cm" svg:x="0.1cm" svg:y="4.545cm">
          <draw:text-box>
            <text:p text:style-name="P4"><text:span text:style-name="T2">allIndexes</text:span></text:p>
            <text:p text:style-name="P4"><text:span text:style-name="T2">allItems</text:span></text:p>
            <text:p text:style-name="P4"><text:span text:style-name="T2">append</text:span></text:p>
            <text:p text:style-name="P4"><text:span text:style-name="T2">at, <text:s/>[ ]</text:span></text:p>
            <text:p text:style-name="P4"><text:span text:style-name="T2">delete</text:span></text:p>
            <text:p text:style-name="P4"><text:span text:style-name="T2">empty</text:span></text:p>
            <text:p text:style-name="P4"><text:span text:style-name="T2">first</text:span></text:p>
            <text:p text:style-name="P4"><text:span text:style-name="T2">hasIndex</text:span></text:p>
            <text:p text:style-name="P4"><text:span text:style-name="T2">hasItem</text:span></text:p>
            <text:p text:style-name="P4"><text:span text:style-name="T2">index</text:span></text:p>
            <text:p text:style-name="P4"><text:span text:style-name="T2">insert</text:span></text:p>
            <text:p text:style-name="P4"><text:span text:style-name="T2">isEmpty</text:span></text:p>
            <text:p text:style-name="P4"><text:span text:style-name="T2">items</text:span></text:p>
          </draw:text-box>
        </draw:frame>
        <draw:line draw:style-name="gr2" draw:text-style-name="P3" draw:layer="layout" svg:x1="10.26cm" svg:y1="11.53cm" svg:x2="0.1cm" svg:y2="11.53cm">
          <text:p/>
        </draw:line>
        <draw:custom-shape draw:style-name="gr1" draw:text-style-name="P2" draw:layer="layout" svg:width="10.16cm" svg:height="0.635cm" svg:x="0.1cm" svg:y="1.37cm">
          <text:p text:style-name="P1"><text:span text:style-name="T1">Queu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18cm" svg:y1="0.735cm" svg:x2="5.18cm" svg:y2="1.37cm">
          <text:p/>
        </draw:line>
        <draw:frame draw:style-name="gr4" draw:text-style-name="P5" draw:layer="layout" svg:width="6.35cm" svg:height="1.36cm" svg:x="0.1cm" svg:y="3.275cm">
          <draw:text-box>
            <text:p text:style-name="P4"><text:span text:style-name="T2">new</text:span></text:p>
            <text:p text:style-name="P4"><text:span text:style-name="T2">of</text:span></text:p>
          </draw:text-box>
        </draw:frame>
        <draw:line draw:style-name="gr2" draw:text-style-name="P3" draw:layer="layout" svg:x1="0.1cm" svg:y1="4.545cm" svg:x2="10.26cm" svg:y2="4.545cm">
          <text:p/>
        </draw:line>
        <draw:frame draw:style-name="gr3" draw:text-style-name="P5" draw:layer="layout" svg:width="5.08cm" svg:height="6.985cm" svg:x="5.18cm" svg:y="4.545cm">
          <draw:text-box>
            <text:p text:style-name="P4"><text:span text:style-name="T2">last</text:span></text:p>
            <text:p text:style-name="P4"><text:span text:style-name="T2">makeArray</text:span></text:p>
            <text:p text:style-name="P4"><text:span text:style-name="T2">next</text:span></text:p>
            <text:p text:style-name="P4"><text:span text:style-name="T2">peek</text:span></text:p>
            <text:p text:style-name="P4"><text:span text:style-name="T2">previous</text:span></text:p>
            <text:p text:style-name="P4"><text:span text:style-name="T2">pull</text:span></text:p>
            <text:p text:style-name="P4"><text:span text:style-name="T2">push</text:span></text:p>
            <text:p text:style-name="P4"><text:span text:style-name="T2">put, <text:s/>[ ]=</text:span></text:p>
            <text:p text:style-name="P4"><text:span text:style-name="T2">queue</text:span></text:p>
            <text:p text:style-name="P4"><text:span text:style-name="T2">remove</text:span></text:p>
            <text:p text:style-name="P4"><text:span text:style-name="T2">removeItem</text:span></text:p>
            <text:p text:style-name="P4"><text:span text:style-name="T2">section</text:span></text:p>
            <text:p text:style-name="P4"><text:span text:style-name="T2">supplier</text:span></text:p>
          </draw:text-box>
        </draw:frame>
        <draw:line draw:style-name="gr2" draw:text-style-name="P3" draw:layer="layout" svg:x1="5.18cm" svg:y1="11.53cm" svg:x2="5.18cm" svg:y2="4.545cm">
          <text:p/>
        </draw:line>
        <draw:custom-shape draw:style-name="gr1" draw:text-style-name="P7" draw:layer="layout" svg:width="10.16cm" svg:height="0.635cm" svg:x="0.1cm" svg:y="2.005cm">
          <text:p text:style-name="P6"><text:span text:style-name="T1">+ <text:s/>OrderedCollectio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26cm" svg:y1="2.64cm" svg:x2="10.26cm" svg:y2="11.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0.36cm" fo:page-height="11.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initial-creator>William Ashley</meta:initial-creator>
    <meta:creation-date>2007-06-19T13:48:44</meta:creation-date>
    <dc:creator>Richard McGuire</dc:creator>
    <dc:date>2011-03-07T13:34:04.03</dc:date>
    <dc:language>en-US</dc:language>
    <meta:editing-cycles>19</meta:editing-cycles>
    <meta:editing-duration>PT01H44M14S</meta:editing-duration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